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24in" style:rel-column-width="2862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6444in" style:rel-column-width="6310*"/>
    </style:style>
    <style:style style:name="Tablica5.E" style:family="table-column">
      <style:table-column-properties style:column-width="0.0917in" style:rel-column-width="897*"/>
    </style:style>
    <style:style style:name="Tablica5.F" style:family="table-column">
      <style:table-column-properties style:column-width="0.8299in" style:rel-column-width="8125*"/>
    </style:style>
    <style:style style:name="Tablica5.G" style:family="table-column">
      <style:table-column-properties style:column-width="0.2597in" style:rel-column-width="2543*"/>
    </style:style>
    <style:style style:name="Tablica5.H" style:family="table-column">
      <style:table-column-properties style:column-width="0.35in" style:rel-column-width="3427*"/>
    </style:style>
    <style:style style:name="Tablica5.I" style:family="table-column">
      <style:table-column-properties style:column-width="0.8313in" style:rel-column-width="8142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E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65in" fo:margin-left="0in" table:align="left" style:may-break-between-rows="false"/>
    </style:style>
    <style:style style:name="Tablica4.A" style:family="table-column">
      <style:table-column-properties style:column-width="1.6847in"/>
    </style:style>
    <style:style style:name="Tablica4.B" style:family="table-column">
      <style:table-column-properties style:column-width="5.0118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f6ce4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c0103d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27df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6ce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f27df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c5ef6d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42d7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8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9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80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2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f6ce4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c7ae26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d0019e" style:font-name-asian="Microsoft YaHei" style:font-size-asian="8pt" style:font-weight-asian="normal" style:font-name-complex="Mangal" style:font-size-complex="8pt" style:font-weight-complex="normal"/>
    </style:style>
    <style:style style:name="P9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d050ef" style:font-name-asian="Microsoft YaHei" style:font-size-asian="8pt" style:font-weight-asian="normal" style:font-name-complex="Mangal" style:font-size-complex="8pt" style:font-weight-complex="normal"/>
    </style:style>
    <style:style style:name="P9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d0d956" style:font-name-asian="Microsoft YaHei" style:font-size-asian="8pt" style:font-weight-asian="normal" style:font-name-complex="Mangal" style:font-size-complex="8pt" style:font-weight-complex="normal"/>
    </style:style>
    <style:style style:name="P10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d16a97" style:font-name-asian="Microsoft YaHei" style:font-size-asian="8pt" style:font-weight-asian="normal" style:font-name-complex="Mangal" style:font-size-complex="8pt" style:font-weight-complex="normal"/>
    </style:style>
    <style:style style:name="P10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d246e9" style:font-name-asian="Microsoft YaHei" style:font-size-asian="8pt" style:font-weight-asian="bold" style:font-name-complex="Mangal" style:font-size-complex="8pt" style:font-weight-complex="bold"/>
    </style:style>
    <style:style style:name="P10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df229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fo:font-size="6pt" style:text-underline-style="none" style:font-size-asian="5.25pt" style:font-size-complex="6pt"/>
    </style:style>
    <style:style style:name="T32" style:family="text">
      <style:text-properties fo:font-size="6pt" style:text-underline-style="none" officeooo:rsid="00bbd1e2" style:font-size-asian="5.25pt" style:font-size-complex="6pt"/>
    </style:style>
    <style:style style:name="T33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4" style:family="text">
      <style:text-properties officeooo:rsid="016c032c"/>
    </style:style>
    <style:style style:name="T35" style:family="text">
      <style:text-properties officeooo:rsid="00245a79"/>
    </style:style>
    <style:style style:name="T36" style:family="text">
      <style:text-properties officeooo:rsid="00fd8749"/>
    </style:style>
    <style:style style:name="T37" style:family="text">
      <style:text-properties style:text-underline-style="none" officeooo:rsid="00e4fbe7"/>
    </style:style>
    <style:style style:name="T38" style:family="text">
      <style:text-properties style:text-underline-style="none" officeooo:rsid="00bbd1e2"/>
    </style:style>
    <style:style style:name="T39" style:family="text">
      <style:text-properties style:text-underline-style="none" fo:font-weight="bold" officeooo:rsid="00bbd1e2" style:font-weight-asian="bold" style:font-weight-complex="bold"/>
    </style:style>
    <style:style style:name="T40" style:family="text">
      <style:text-properties fo:font-size="9pt" fo:font-weight="bold" style:font-size-asian="9pt" style:font-weight-asian="bold" style:font-size-complex="9pt" style:font-weight-complex="bold"/>
    </style:style>
    <style:style style:name="T41" style:family="text">
      <style:text-properties fo:font-size="9pt" style:text-underline-style="none" fo:font-weight="bold" officeooo:rsid="00bbd1e2" style:font-size-asian="9pt" style:font-weight-asian="bold" style:font-size-complex="9pt" style:font-weight-complex="bold"/>
    </style:style>
    <style:style style:name="T42" style:family="text">
      <style:text-properties fo:font-size="9pt" style:text-underline-style="none" officeooo:rsid="00bbd1e2" style:font-size-asian="9pt" style:font-size-complex="9pt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102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4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4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6"><text:text-input text:description="&lt;_(&quot;VAT no.&quot;)&gt;">VAT no.</text:text-input></text:span><text:span text:style-name="T14">:</text:span><text:span text:style-name="T35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4"><text:text-input text:description="&lt;_(&quot;Salesperson&quot;)&gt;">Salesperso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  <text:p text:style-name="P47"><text:span text:style-name="T4"><text:text-input text:description="&lt;_(&quot;Email&quot;)&gt;">Email</text:text-input></text:span><text:span text:style-name="T3">:</text:span><text:span text:style-name="T10"> </text:span><text:span text:style-name="T10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ext:p text:style-name="P43"/>
      <text:p text:style-name="P93"><text:text-input text:description="&lt;for each=&quot;group in get_groups()&quot;&gt;">for groups</text:text-input></text:p>
      <text:p text:style-name="P92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74"/>
            <text:p text:style-name="P91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3"><text:text-input text:description="&lt;_(&quot;Item&quot;)&gt;">Item</text:text-input></text:p>
          </table:table-cell>
          <table:table-cell table:style-name="Tablica5.B2" office:value-type="string">
            <text:p text:style-name="P63"><text:text-input text:description="&lt;_(&quot;Product&quot;)&gt;">Product</text:text-input></text:p>
          </table:table-cell>
          <table:table-cell table:style-name="Tablica5.C2" office:value-type="string">
            <text:p text:style-name="P63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8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64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65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8"/>
          </table:table-cell>
          <table:table-cell table:style-name="Tablica5.B3" office:value-type="string">
            <text:p text:style-name="P79"/>
          </table:table-cell>
          <table:table-cell table:style-name="Tablica5.C3" office:value-type="string">
            <text:p text:style-name="P79"/>
          </table:table-cell>
          <table:table-cell table:style-name="Tablica5.A3" table:number-columns-spanned="2" office:value-type="string">
            <text:p text:style-name="P66">[<text:span text:style-name="T17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9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7"><text:span text:style-name="T23">[</text:span>%<text:span text:style-name="T23">]</text:span></text:p>
          </table:table-cell>
          <table:covered-table-cell/>
          <table:table-cell table:style-name="Tablica5.I3" office:value-type="string">
            <text:p text:style-name="P66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75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70"><text:text-input text:description="&lt;str(get_item_no())&gt;">rbr</text:text-input>.</text:p>
          </table:table-cell>
          <table:table-cell table:style-name="Tablica5.A5" office:value-type="string">
            <text:p text:style-name="P77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80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71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72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71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73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5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8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97"><text:span text:style-name="T32"><text:text-input text:description="&lt;if test=&quot;o.company_id.inverse_currency_rate&quot;&gt;">if exchange_rate</text:text-input></text:span><text:text-input text:description="&lt;formatLang(get_total(group)*o.lcy_rate, digits=2) or ''&gt;">total_lcy</text:text-input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38"><text:text-input text:description="&lt;formatLang(get_total(group)*(1/o.lcy_rate), digits=2) or ''&gt;">total_lcy</text:text-input></text:span><text:span text:style-name="T32"><text:text-input text:description="&lt;/if&gt;">end if</text:text-input></text:span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4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7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98"><text:span text:style-name="T32"><text:text-input text:description="&lt;if test=&quot;o.company_id.inverse_currency_rate&quot;&gt;">if exchange_rate</text:text-input></text:span><text:text-input text:description="&lt;formatLang(get_discount1(group)*o.lcy_rate, digits=2) or ''&gt;">discount_lcy</text:text-input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38"><text:text-input text:description="&lt;formatLang(get_discount1(group)*(1/o.lcy_rate), digits=2) or ''&gt;">discount_lcy</text:text-input></text:span><text:span text:style-name="T32"><text:text-input text:description="&lt;/if&gt;">end if</text:text-input></text:span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7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99"><text:span text:style-name="T32"><text:text-input text:description="&lt;if test=&quot;o.company_id.inverse_currency_rate&quot;&gt;">if exchange_rate</text:text-input></text:span><text:span text:style-name="T5"><text:text-input text:description="&lt;formatLang(get_untaxed1(group)*o.lcy_rate, digits=2) or ''&gt;">total2_lcy</text:text-input></text:span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39"><text:text-input text:description="&lt;formatLang(get_untaxed1(group)*(1/o.lcy_rate), digits=2) or ''&gt;">total2_lcy</text:text-input></text:span><text:span text:style-name="T32"><text:text-input text:description="&lt;/if&gt;">end if</text:text-input></text:span><text:s/>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9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7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100"><text:span text:style-name="T32"><text:text-input text:description="&lt;if test=&quot;o.company_id.inverse_currency_rate&quot;&gt;">if exchange_rate</text:text-input></text:span><text:text-input text:description="&lt;formatLang(get_discount2(group)*o.lcy_rate, digits=2) or ''&gt;">additional_discount_lcy</text:text-input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38"><text:text-input text:description="&lt;formatLang(get_discount2(group)*(1/o.lcy_rate), digits=2) or ''&gt;">additional_discount_lcy</text:text-input></text:span><text:span text:style-name="T32"><text:text-input text:description="&lt;/if&gt;">end if</text:text-input></text:span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101"><text:span text:style-name="T33"><text:text-input text:description="&lt;if test=&quot;o.company_id.inverse_currency_rate&quot;&gt;">if exchange_rate</text:text-input></text:span><text:text-input text:description="&lt;formatLang(get_untaxed2(group)*o.lcy_rate, digits=2) or ''&gt;">total2_lcy</text:text-input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38"><text:text-input text:description="&lt;formatLang(get_untaxed2(group)*(1/o.lcy_rate), digits=2) or ''&gt;">total2_lcy</text:text-input></text:span><text:span text:style-name="T33"><text:text-input text:description="&lt;/if&gt;">end if</text:text-input></text:span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90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96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31"><text:text-input text:description="&lt;if test=&quot;o.company_id.inverse_currency_rate&quot;&gt;">if exchange_rate</text:text-input></text:span><text:span text:style-name="T37"><text:text-input text:description="&lt;formatLang(o.lcy_rate, digits=6) or ''&gt;">lcy_rate</text:text-input></text:span><text:span text:style-name="T31"><text:text-input text:description="&lt;/if&gt;">end if</text:text-input></text:span><text:span text:style-name="T31"><text:text-input text:description="&lt;if test=&quot;not(o.company_id.inverse_currency_rate)&quot;&gt;">if exchange_rate</text:text-input></text:span><text:span text:style-name="T37"><text:text-input text:description="&lt;formatLang((1/o.lcy_rate), digits=6) or ''&gt;">lcy_rate</text:text-input></text:span><text:span text:style-name="T31"><text:text-input text:description="&lt;/if&gt;">end if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7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27"><text:text-input text:description="&lt;/if&gt;">end_if</text:text-input></text:p>
            <text:p text:style-name="P27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27"><text:text-input text:description="&lt;/for&gt;">End For line</text:text-input></text:p>
            <text:p text:style-name="P29"><text:text-input text:description="&lt;for each=&quot;warranty  in o.warranty_period_data_sale_ids&quot;&gt;">For line</text:text-input></text:p>
            <text:p text:style-name="P38"><text:text-input text:description="&lt;warranty.description or ''&gt;">price_description</text:text-input></text:p>
            <text:p text:style-name="P2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58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2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0"><text:text-input text:description="&lt;if test=&quot;o.date_offer_validity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54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if test=&quot;o.payment_data_new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5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8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4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8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0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0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9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3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9-13T14:29:37.122927342</dc:date>
    <meta:editing-duration>P3DT20H30M35S</meta:editing-duration>
    <meta:editing-cycles>437</meta:editing-cycles>
    <meta:generator>LibreOffice/6.0.6.2$Linux_X86_64 LibreOffice_project/00m0$Build-2</meta:generator>
    <meta:document-statistic meta:table-count="10" meta:image-count="0" meta:object-count="0" meta:page-count="2" meta:paragraph-count="114" meta:word-count="708" meta:character-count="2461" meta:non-whitespace-character-count="2302"/>
  </office:meta>
</office:document-meta>
</file>